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7018"/>
    </style:style>
    <style:style style:name="P2" style:family="paragraph" style:parent-style-name="Heading_20_1">
      <style:text-properties officeooo:paragraph-rsid="00157018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5701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bookmark-start text:name="__RefHeading__107_956118246"/><text:span text:style-name="T1">Projet tutoré : TopSolid</text:span><text:bookmark-end text:name="__RefHeading__107_956118246"/></text:h>
      <text:p text:style-name="P1"><text:span text:style-name="T1">Ariane LEFEBVRE, Pablo COVES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107_956118246" text:style-name="Index_20_Link" text:visited-style-name="Index_20_Link">Projet tutoré : TopSolid<text:tab/>1</text:a></text:p>
          <text:p text:style-name="P5"><text:a xlink:type="simple" xlink:href="#__RefHeading__109_956118246" text:style-name="Index_20_Link" text:visited-style-name="Index_20_Link">Résumé<text:tab/>2</text:a></text:p>
          <text:p text:style-name="P5"><text:a xlink:type="simple" xlink:href="#__RefHeading__111_956118246" text:style-name="Index_20_Link" text:visited-style-name="Index_20_Link">Spécifications<text:tab/>3</text:a></text:p>
          <text:p text:style-name="P5"><text:a xlink:type="simple" xlink:href="#__RefHeading__113_956118246" text:style-name="Index_20_Link" text:visited-style-name="Index_20_Link">Travail effectué<text:tab/>4</text:a></text:p>
          <text:p text:style-name="P5"><text:a xlink:type="simple" xlink:href="#__RefHeading__115_956118246" text:style-name="Index_20_Link" text:visited-style-name="Index_20_Link">Conclusion<text:tab/>5</text:a></text:p>
        </text:index-body>
      </text:table-of-content>
      <text:h text:style-name="P3" text:outline-level="2"><text:span text:style-name="T1"/></text:h>
      <text:h text:style-name="P4" text:outline-level="2"><text:bookmark-start text:name="__RefHeading__109_956118246"/><text:span text:style-name="T1">Résumé</text:span><text:bookmark-end text:name="__RefHeading__109_956118246"/></text:h>
      <text:h text:style-name="P3" text:outline-level="2"><text:span text:style-name="T1"/></text:h>
      <text:h text:style-name="P4" text:outline-level="2"><text:bookmark-start text:name="__RefHeading__111_956118246"/><text:span text:style-name="T1">Spécifications</text:span><text:bookmark-end text:name="__RefHeading__111_956118246"/></text:h>
      <text:h text:style-name="P3" text:outline-level="2"><text:span text:style-name="T1"/></text:h>
      <text:h text:style-name="P4" text:outline-level="2"><text:bookmark-start text:name="__RefHeading__113_956118246"/><text:span text:style-name="T1">Travail effectué</text:span><text:bookmark-end text:name="__RefHeading__113_956118246"/></text:h>
      <text:h text:style-name="P3" text:outline-level="2"><text:span text:style-name="T1"/></text:h>
      <text:h text:style-name="P4" text:outline-level="2"><text:bookmark-start text:name="__RefHeading__115_956118246"/><text:span text:style-name="T1">Conclusion</text:span><text:bookmark-end text:name="__RefHeading__115_95611824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/<text:page-count>5</text:page-count> <text:title>Projet tutoré: TopSolid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49:09</meta:creation-date>
    <dc:date>2013-03-24T17:08:33</dc:date>
    <meta:editing-duration>PT25S</meta:editing-duration>
    <meta:editing-cycles>4</meta:editing-cycles>
    <meta:generator>LibreOffice/4.0.1.2$MacOSX_x86 LibreOffice_project/84102822e3d61eb989ddd325abf1ac077904985</meta:generator>
    <dc:title>Projet tutoré: TopSolid</dc:title>
    <meta:document-statistic meta:table-count="0" meta:image-count="0" meta:object-count="0" meta:page-count="5" meta:paragraph-count="13" meta:word-count="34" meta:character-count="223" meta:non-whitespace-character-count="202"/>
  </office:meta>
</office:document-meta>
</file>